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angal1" svg:font-family="Mangal"/>
    <style:font-face style:name="Calibri1" svg:font-family="Calibri" style:font-family-generic="roman" style:font-pitch="variable"/>
    <style:font-face style:name="Cambria" svg:font-family="Cambria" style:font-family-generic="roman" style:font-pitch="variable"/>
    <style:font-face style:name="Times" svg:font-family="Times" style:font-family-generic="roman" style:font-pitch="variable"/>
    <style:font-face style:name="Arial" svg:font-family="Arial" style:font-family-generic="swiss" style:font-pitch="variable"/>
    <style:font-face style:name="Calibri" svg:font-family="Calibri" style:font-family-generic="swiss" style:font-pitch="variable"/>
    <style:font-face style:name="Arial2"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 svg:font-family="'Times New Roman'" style:font-family-generic="system" style:font-pitch="variable"/>
  </office:font-face-decls>
  <office:automatic-styles>
    <style:style style:name="P1" style:family="paragraph" style:parent-style-name="Standard">
      <style:text-properties fo:color="#000000" style:font-name="Calibri" fo:font-size="11pt" style:text-underline-style="none" style:font-size-asian="11pt" style:font-size-complex="11pt"/>
    </style:style>
    <style:style style:name="P2" style:family="paragraph" style:parent-style-name="Standard">
      <style:paragraph-properties fo:text-align="center" style:justify-single-word="false"/>
      <style:text-properties fo:color="#000000" style:font-name="Calibri" fo:font-size="11pt" style:text-underline-style="none" style:font-size-asian="11pt" style:font-size-complex="11pt"/>
    </style:style>
    <style:style style:name="P3" style:family="paragraph" style:parent-style-name="Standard">
      <style:paragraph-properties fo:line-height="150%"/>
      <style:text-properties fo:color="#000000" style:font-name="Calibri" fo:font-size="11pt" style:text-underline-style="none" style:font-size-asian="11pt" style:font-size-complex="11pt"/>
    </style:style>
    <style:style style:name="P4" style:family="paragraph" style:parent-style-name="Standard">
      <style:text-properties fo:color="#000000" style:font-name="Calibri" fo:font-size="11pt" style:text-underline-style="none" style:font-name-asian="Times New Roman" style:font-size-asian="11pt" style:font-name-complex="Arial2" style:font-size-complex="11pt"/>
    </style:style>
    <style:style style:name="P5" style:family="paragraph" style:parent-style-name="Standard">
      <style:text-properties fo:color="#000000" style:font-name="Calibri" fo:font-size="11pt" style:text-underline-style="none" style:font-name-asian="Times New Roman" style:font-size-asian="11pt" style:font-name-complex="Times New Roman" style:font-size-complex="11pt"/>
    </style:style>
    <style:style style:name="P6" style:family="paragraph" style:parent-style-name="Standard">
      <style:paragraph-properties fo:text-align="center" style:justify-single-word="false"/>
      <style:text-properties fo:color="#000000" style:font-name="Calibri" fo:font-size="11pt" fo:font-style="italic" style:text-underline-style="none" style:font-size-asian="11pt" style:font-style-asian="italic" style:font-size-complex="11pt" style:font-style-complex="italic"/>
    </style:style>
    <style:style style:name="P7" style:family="paragraph" style:parent-style-name="Standard">
      <style:paragraph-properties fo:padding-left="0.141cm" fo:padding-right="0cm" fo:padding-top="0cm" fo:padding-bottom="0cm" fo:border-left="0.018cm solid #00000a" fo:border-right="none" fo:border-top="none" fo:border-bottom="none"/>
      <style:text-properties fo:color="#000000" style:font-name="Calibri" fo:font-size="11pt" style:text-underline-style="none" style:font-size-asian="11pt" style:font-size-complex="11pt"/>
    </style:style>
    <style:style style:name="P8" style:family="paragraph" style:parent-style-name="Text_20_body">
      <style:text-properties style:text-underline-style="none"/>
    </style:style>
    <style:style style:name="P9" style:family="paragraph" style:parent-style-name="Text_20_body">
      <style:text-properties fo:color="#000000"/>
    </style:style>
    <style:style style:name="P10" style:family="paragraph" style:parent-style-name="Text_20_body">
      <style:text-properties fo:color="#000000" style:font-name="Calibri" fo:font-size="11pt" style:text-underline-style="none" style:font-size-asian="11pt" style:font-size-complex="11pt"/>
    </style:style>
    <style:style style:name="P11" style:family="paragraph" style:parent-style-name="Text_20_body">
      <style:text-properties fo:color="#000000" style:font-name="Calibri" fo:font-size="11pt" style:text-underline-style="solid" style:text-underline-width="auto" style:text-underline-color="font-color" fo:font-weight="bold" style:font-size-asian="11pt" style:font-weight-asian="bold" style:font-size-complex="11pt" style:font-weight-complex="bold"/>
    </style:style>
    <style:style style:name="P12" style:family="paragraph" style:parent-style-name="Text_20_body">
      <style:text-properties fo:color="#000000" style:font-name="Calibri" fo:font-size="11pt" style:font-size-asian="11pt" style:font-size-complex="11pt"/>
    </style:style>
    <style:style style:name="P13" style:family="paragraph" style:parent-style-name="Text_20_body">
      <style:text-properties fo:font-variant="normal" fo:text-transform="none" fo:color="#000000" style:font-name="Calibri" fo:font-size="11pt" fo:letter-spacing="normal" fo:font-style="normal" style:text-underline-style="none" fo:font-weight="normal" style:font-size-asian="11pt" style:font-size-complex="11pt"/>
    </style:style>
    <style:style style:name="P14" style:family="paragraph" style:parent-style-name="Text_20_body">
      <style:text-properties fo:font-variant="normal" fo:text-transform="none" fo:color="#1f1b1f" style:font-name="Calibri" fo:font-size="11pt" fo:letter-spacing="normal" fo:font-style="normal" style:text-underline-style="none" fo:font-weight="normal" style:font-size-asian="11pt" style:font-size-complex="11pt"/>
    </style:style>
    <style:style style:name="P15" style:family="paragraph" style:parent-style-name="Standard">
      <style:text-properties fo:color="#000000" style:font-name="Calibri" fo:font-size="11pt" style:text-underline-style="none" style:font-size-asian="11pt" style:font-size-complex="11pt"/>
    </style:style>
    <style:style style:name="P16" style:family="paragraph" style:parent-style-name="Heading_20_2" style:master-page-name="Standard">
      <style:paragraph-properties style:page-number="auto"/>
    </style:style>
    <style:style style:name="P17" style:family="paragraph" style:parent-style-name="Heading_20_4">
      <style:text-properties fo:color="#000000" style:font-name="Calibri" fo:font-size="11pt" style:text-underline-style="none" style:font-size-asian="11pt" style:font-size-complex="11pt"/>
    </style:style>
    <style:style style:name="P18" style:family="paragraph" style:parent-style-name="Text_20_body" style:list-style-name="L1"/>
    <style:style style:name="T1" style:family="text">
      <style:text-properties fo:font-style="italic" style:font-style-asian="italic" style:font-style-complex="italic"/>
    </style:style>
    <style:style style:name="T2" style:family="text">
      <style:text-properties fo:font-variant="normal" fo:text-transform="none" fo:color="#1f1b1f" style:font-name="Calibri" fo:font-size="11pt" fo:letter-spacing="normal" fo:font-style="normal" style:text-underline-style="none" fo:font-weight="normal" style:font-size-asian="11pt" style:font-size-complex="11pt"/>
    </style:style>
    <style:style style:name="T3" style:family="text">
      <style:text-properties fo:font-variant="normal" fo:text-transform="none" fo:color="#1f1b1f" fo:letter-spacing="normal" fo:font-style="normal"/>
    </style:style>
    <style:style style:name="T4" style:family="text">
      <style:text-properties fo:font-variant="normal" fo:text-transform="none" fo:color="#0084d1" style:font-name="Calibri" fo:font-size="11pt" fo:letter-spacing="normal" fo:font-style="normal" style:text-underline-style="none" fo:font-weight="bold" style:font-size-asian="11pt" style:font-weight-asian="bold" style:font-size-complex="11pt" style:font-weight-complex="bold"/>
    </style:style>
    <style:style style:name="T5" style:family="text">
      <style:text-properties fo:font-variant="normal" fo:text-transform="none" fo:color="#0084d1" fo:letter-spacing="normal" fo:font-style="normal"/>
    </style:style>
    <style:style style:name="T6" style:family="text">
      <style:text-properties fo:font-variant="normal" fo:text-transform="none" fo:color="#000000" style:font-name="Calibri" fo:font-size="11pt" fo:letter-spacing="normal" fo:font-style="normal" style:text-underline-style="none" fo:font-weight="normal" style:font-size-asian="11pt" style:font-weight-asian="normal" style:font-size-complex="11pt" style:font-weight-complex="normal"/>
    </style:style>
    <style:style style:name="T7" style:family="text">
      <style:text-properties fo:font-variant="normal" fo:text-transform="none" fo:color="#000000" style:font-name="Calibri" fo:font-size="11pt" fo:letter-spacing="normal" fo:font-style="normal" style:text-underline-style="none" fo:font-weight="normal" style:font-size-asian="11pt" style:font-size-complex="11pt"/>
    </style:style>
    <style:style style:name="T8" style:family="text">
      <style:text-properties fo:font-variant="normal" fo:text-transform="none" fo:color="#000000" style:font-name="Calibri" fo:font-size="11pt" fo:letter-spacing="normal" fo:font-style="normal" style:text-underline-style="none" fo:font-weight="bold" style:font-size-asian="11pt" style:font-size-complex="11pt"/>
    </style:style>
    <style:style style:name="T9" style:family="text">
      <style:text-properties fo:font-variant="normal" fo:text-transform="none" fo:color="#000000" style:font-name="Calibri" fo:font-size="11pt" fo:letter-spacing="normal" fo:font-style="normal" fo:font-weight="normal" style:font-size-asian="11pt" style:font-size-complex="11pt"/>
    </style:style>
    <style:style style:name="T10" style:family="text">
      <style:text-properties fo:font-variant="normal" fo:text-transform="none" fo:color="#000000" style:font-name="Calibri" fo:font-size="11pt" fo:letter-spacing="normal" fo:font-style="normal" style:text-underline-style="solid" style:text-underline-width="auto" style:text-underline-color="font-color" fo:font-weight="normal" style:font-size-asian="11pt" style:font-size-complex="11pt"/>
    </style:style>
    <style:style style:name="T11" style:family="text">
      <style:text-properties fo:font-variant="normal" fo:text-transform="none" fo:color="#000000" style:font-name="Calibri" fo:font-size="11pt" fo:letter-spacing="normal" fo:font-style="normal" style:text-underline-style="solid" style:text-underline-width="auto" style:text-underline-color="font-color" fo:font-weight="bold" style:font-size-asian="11pt" style:font-size-complex="11pt"/>
    </style:style>
    <style:style style:name="T12" style:family="text">
      <style:text-properties fo:font-variant="normal" fo:text-transform="none" fo:color="#000000" style:font-name="Calibri" fo:font-size="11pt" fo:letter-spacing="normal" fo:font-style="normal" style:text-underline-style="solid" style:text-underline-width="auto" style:text-underline-color="font-color" fo:font-weight="bold" style:font-size-asian="11pt" style:font-weight-asian="bold" style:font-size-complex="11pt" style:font-weight-complex="bold"/>
    </style:style>
    <style:style style:name="T13" style:family="text">
      <style:text-properties fo:font-variant="normal" fo:text-transform="none" fo:color="#000000" style:font-name="Calibri" fo:font-size="16pt" fo:letter-spacing="normal" fo:font-style="normal" style:text-underline-style="none" fo:font-weight="normal" style:font-size-asian="16pt" style:font-weight-asian="normal" style:font-size-complex="16pt" style:font-weight-complex="normal"/>
    </style:style>
    <style:style style:name="T14" style:family="text">
      <style:text-properties fo:font-variant="normal" fo:text-transform="none" fo:color="#000000" style:font-name="Arial1" fo:font-size="6.75pt" fo:letter-spacing="normal" fo:font-style="normal" style:text-underline-style="none" fo:font-weight="normal" style:font-size-asian="11pt" style:font-weight-asian="normal" style:font-size-complex="11pt" style:font-weight-complex="normal"/>
    </style:style>
    <style:style style:name="T15" style:family="text">
      <style:text-properties fo:font-variant="normal" fo:text-transform="none" fo:color="#3333ff" style:font-name="Calibri" fo:font-size="11pt" fo:letter-spacing="normal" fo:font-style="normal" style:text-underline-style="none" fo:font-weight="bold" style:font-size-asian="11pt" style:font-weight-asian="bold" style:font-size-complex="11pt" style:font-weight-complex="bold"/>
    </style:style>
    <style:style style:name="T16" style:family="text">
      <style:text-properties fo:font-variant="normal" fo:text-transform="none" fo:letter-spacing="normal" fo:font-style="normal"/>
    </style:style>
    <style:style style:name="T17" style:family="text">
      <style:text-properties fo:font-variant="normal" fo:text-transform="none" fo:letter-spacing="normal" fo:font-style="normal" fo:font-weight="normal"/>
    </style:style>
    <style:style style:name="T18" style:family="text">
      <style:text-properties fo:font-variant="normal" fo:text-transform="none" fo:letter-spacing="normal" fo:font-style="normal" fo:font-weight="bold"/>
    </style:style>
    <style:style style:name="T19" style:family="text">
      <style:text-properties fo:font-variant="normal" fo:text-transform="none" fo:letter-spacing="normal" fo:font-style="normal" fo:font-weight="bold" style:font-weight-asian="bold" style:font-weight-complex="bold"/>
    </style:style>
    <style:style style:name="T20" style:family="text">
      <style:text-properties fo:font-variant="normal" fo:text-transform="none" fo:letter-spacing="normal" fo:font-style="normal" style:text-underline-style="none" fo:font-weight="normal"/>
    </style:style>
    <style:style style:name="T21" style:family="text">
      <style:text-properties fo:font-variant="normal" fo:text-transform="none" fo:letter-spacing="normal" fo:font-style="normal" style:text-underline-style="none" fo:font-weight="bold"/>
    </style:style>
    <style:style style:name="T22" style:family="text">
      <style:text-properties fo:font-variant="normal" fo:text-transform="none" fo:letter-spacing="normal" fo:font-style="italic" fo:font-weight="bold" style:font-style-asian="italic" style:font-weight-asian="bold" style:font-style-complex="italic" style:font-weight-complex="bold"/>
    </style:style>
    <style:style style:name="T23" style:family="text">
      <style:text-properties fo:font-variant="normal" fo:text-transform="none" style:font-name="Calibri" fo:font-size="11pt" fo:letter-spacing="normal" fo:font-style="normal" style:text-underline-style="none" fo:font-weight="normal" style:font-size-asian="11pt" style:font-size-complex="11pt"/>
    </style:style>
    <style:style style:name="T24" style:family="text">
      <style:text-properties fo:font-variant="normal" fo:text-transform="none" style:font-name="Calibri" fo:font-size="11pt" fo:letter-spacing="normal" fo:font-style="normal" style:text-underline-style="none" fo:font-weight="normal" style:font-size-asian="11pt" style:font-weight-asian="normal" style:font-size-complex="11pt" style:font-weight-complex="normal"/>
    </style:style>
    <style:style style:name="T25" style:family="text">
      <style:text-properties fo:color="#000000" style:font-name="Calibri" fo:font-size="11pt" style:text-underline-style="none" style:font-size-asian="11pt" style:font-size-complex="11pt"/>
    </style:style>
    <style:style style:name="T26" style:family="text">
      <style:text-properties fo:color="#000000" style:font-name="Calibri" fo:font-size="11pt" style:text-underline-style="none" style:font-size-asian="11pt" style:font-name-complex="Arial2" style:font-size-complex="11pt"/>
    </style:style>
    <style:style style:name="T27" style:family="text">
      <style:text-properties fo:color="#000000" style:font-name="Calibri" fo:font-size="11pt" fo:font-style="italic" style:text-underline-style="none" style:font-size-asian="11pt" style:font-style-asian="italic" style:font-size-complex="11pt"/>
    </style:style>
    <style:style style:name="T28" style:family="text">
      <style:text-properties fo:color="#000000" style:font-name="Calibri" fo:font-size="11pt" style:font-size-asian="11pt" style:font-size-complex="11pt"/>
    </style:style>
    <text:list-style style:name="L1">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1550975719069260768" text:style-name="Outline">
        <text:list-item>
          <text:list>
            <text:list-item>
              <text:h text:style-name="P16" text:outline-level="2">Accueil :</text:h>
            </text:list-item>
          </text:list>
        </text:list-item>
      </text:list>
      <text:p text:style-name="P1"/>
      <text:p text:style-name="P1">Bonjour et bienvenue chez moi,</text:p>
      <text:p text:style-name="P1">aujourd'hui, je vous reçois dans un des plus beaux villages de Wallonie, Gesves.</text:p>
      <text:p text:style-name="P1"/>
      <text:p text:style-name="P1">(Illustration campagne)</text:p>
      <text:p text:style-name="P1"/>
      <text:p text:style-name="P1">La bâtisse qui vous hébergera, datée de 1790 vous charmera par son authenticité.</text:p>
      <text:p text:style-name="P1"/>
      <text:p text:style-name="P1">Sa découverte fût pour moi un véritable coup de cœur, à tel point que j'ai décidé de quitter l’Angleterre pour vivre ici et vous accueillir à mon tour.</text:p>
      <text:p text:style-name="P1">Tout le confort actuel allié au respect des matériaux d’époque vous garantiront un accueil d’exception.<text:line-break/>(Illustration maison)</text:p>
      <text:p text:style-name="P1"/>
      <text:p text:style-name="P1">Quant à moi, j’espère ravir vos papilles . Mes origines anglaises ajouteront sans nul doute au dépaysement souvent recherché.</text:p>
      <text:p text:style-name="P1">(Illustration Annie)</text:p>
      <text:p text:style-name="P4"/>
      <text:p text:style-name="P1">[slider]</text:p>
      <text:p text:style-name="P1"/>
      <text:p text:style-name="P1"/>
      <text:list xml:id="list40381537" text:continue-numbering="true" text:style-name="Outline">
        <text:list-item>
          <text:list>
            <text:list-item>
              <text:h text:style-name="Heading_20_2" text:outline-level="2">Chambres et tarifs :</text:h>
            </text:list-item>
          </text:list>
        </text:list-item>
      </text:list>
      <text:p text:style-name="P2">Toutes les chambres sont équipées des mêmes services.</text:p>
      <text:p text:style-name="P2"><text:span text:style-name="T1">[ILLU Special-T</text:span> &amp; <text:span text:style-name="T1">Nespresso].</text:span></text:p>
      <text:p text:style-name="P6"/>
      <text:p text:style-name="P6">-----*-----</text:p>
      <text:p text:style-name="P2">Système de sonorisation sans fil, diffusez votre musique personnelle dans la chambre ou sur la terrasse<text:span text:style-name="T1">.</text:span></text:p>
      <text:p text:style-name="P6"/>
      <text:p text:style-name="P6">-----*------</text:p>
      <text:p text:style-name="P2">Minibar "Découverte du terroir".</text:p>
      <text:p text:style-name="P2">Dégustez les produits de saison <text:s/>que je vous ai sélectionné, et relaxez-vous<text:span text:style-name="T1">.</text:span></text:p>
      <text:p text:style-name="P6"/>
      <text:p text:style-name="P6">-----*-----</text:p>
      <text:p text:style-name="P1"/>
      <text:p text:style-name="P1"/>
      <text:p text:style-name="P1"/>
      <text:p text:style-name="P7">N'oubliez pas de remplir la fiche de votre petit déjeuner "à la carte", servi en chambre ou au <text:s/>bord du bassin à l'heure de votre choix.</text:p>
      <text:p text:style-name="P1">+illustration tablette</text:p>
      <text:p text:style-name="P1"/>
      <text:p text:style-name="P1"/>
      <text:p text:style-name="P1">Nos chambres offrent un confort et une attention semblables, seules les chambres du rez-de-chaussée se démarquent par leur accessibilité.<text:line-break/></text:p>
      <text:p text:style-name="P1">Vous pouvez séjourner dans l’une des 8 chambres pour 100 euro, par personne et par nuit. Le petit déjeuner à la carte est compris. </text:p>
      <text:p text:style-name="P1"/>
      <text:list xml:id="list40361117" text:continue-numbering="true" text:style-name="Outline">
        <text:list-item>
          <text:list>
            <text:list-item>
              <text:list>
                <text:list-item>
                  <text:h text:style-name="Heading_20_3" text:outline-level="3"><text:soft-page-break/><text:span text:style-name="Titre_20_3_20_Car"><text:span text:style-name="T25">Chambre K1 (+)</text:span></text:span><text:span text:style-name="T25"><text:line-break/></text:span><text:span text:style-name="T27">Ambiance cosy et couleurs naturelles</text:span></text:h>
                </text:list-item>
              </text:list>
            </text:list-item>
          </text:list>
        </text:list-item>
      </text:list>
      <text:p text:style-name="P1">Descriptif de la chambre :<text:line-break/>Équipée d’un grand lit et d’une couette en plumes d’oies, cette chambre vous accueillera douillettement pendant votre séjour.</text:p>
      <text:p text:style-name="P1">+photos</text:p>
      <text:p text:style-name="P1">Descriptif de la salle de bain :</text:p>
      <text:p text:style-name="P1">La salle de bain lumineuse avec une grande douche à l'italienne (accessible aux personnes à mobilité réduite) ainsi qu'une baignoire.</text:p>
      <text:p text:style-name="P1">+photos</text:p>
      <text:p text:style-name="P1">Descriptif de l’extérieur :</text:p>
      <text:p text:style-name="P1">Située au rez-de-chaussée avec terrasse privative ombragée donnant sur la grande cour.</text:p>
      <text:p text:style-name="P1">+photos</text:p>
      <text:p text:style-name="P5"/>
      <text:list xml:id="list40355085" text:continue-numbering="true" text:style-name="Outline">
        <text:list-item>
          <text:list>
            <text:list-item>
              <text:list>
                <text:list-item>
                  <text:h text:style-name="Heading_20_3" text:outline-level="3"><text:span text:style-name="Titre_20_3_20_Car"><text:span text:style-name="T25">Chambre K2 (+)</text:span></text:span><text:span text:style-name="T25"><text:line-break/></text:span><text:span text:style-name="T27">Ambiance cosy et couleurs chaudes</text:span></text:h>
                </text:list-item>
              </text:list>
            </text:list-item>
          </text:list>
        </text:list-item>
      </text:list>
      <text:p text:style-name="P1">Descriptif de la chambre :<text:line-break/>Équipée de deux lits jumeaux et d’une literie totalement hypoallergénique, cette chambre accueillera les plus sensibles, un accès vers la chambre k1 peut être ouvert sur demande mutuelle.</text:p>
      <text:p text:style-name="P1">+photos</text:p>
      <text:p text:style-name="P1">Descriptif de la salle de bain :</text:p>
      <text:p text:style-name="P1">La salle de bain lumineuse avec une grande douche à l'italienne (accessible aux personnes à mobilité réduite)</text:p>
      <text:p text:style-name="P1">+photos</text:p>
      <text:p text:style-name="P1">Descriptif de l’extérieur :</text:p>
      <text:p text:style-name="P1">Située au rez-de-chaussée avec terrasse privative ombragée donnant sur la grande cour.</text:p>
      <text:p text:style-name="P1">+photos</text:p>
      <text:p text:style-name="P5"/>
      <text:list xml:id="list40369801" text:continue-numbering="true" text:style-name="Outline">
        <text:list-item>
          <text:list>
            <text:list-item>
              <text:list>
                <text:list-item>
                  <text:h text:style-name="Heading_20_3" text:outline-level="3"><text:span text:style-name="Titre_20_3_20_Car"><text:span text:style-name="T25">Chambre K3 (+)</text:span></text:span><text:span text:style-name="T25"><text:line-break/></text:span><text:span text:style-name="T27">Ambiance Zen, lumière discrète et objets rapportés de nombreux voyages.</text:span></text:h>
                </text:list-item>
              </text:list>
            </text:list-item>
          </text:list>
        </text:list-item>
      </text:list>
      <text:p text:style-name="P1">Descriptif de la chambre :<text:line-break/>Équipée d’un grand lit style Extrême-Orient, cette vaste chambre vous donnera une impression de liberté.</text:p>
      <text:p text:style-name="P1">+photos</text:p>
      <text:p text:style-name="P1">Descriptif de la salle de bain :</text:p>
      <text:p text:style-name="P1">La salle de bain, grand espace de détente avec bain à remous</text:p>
      <text:p text:style-name="P1">+photos</text:p>
      <text:p text:style-name="P1">Descriptif de l’extérieur :</text:p>
      <text:p text:style-name="P1">Située au rez-de-chaussée avec terrasse privative donnant sur le jardin.</text:p>
      <text:p text:style-name="P1">+photos</text:p>
      <text:p text:style-name="P5"/>
      <text:list xml:id="list40378150" text:continue-numbering="true" text:style-name="Outline">
        <text:list-item>
          <text:list>
            <text:list-item>
              <text:list>
                <text:list-item>
                  <text:h text:style-name="Heading_20_3" text:outline-level="3"><text:span text:style-name="Titre_20_3_20_Car"><text:span text:style-name="T25">Chambre K4 (+)</text:span></text:span><text:span text:style-name="T25"><text:line-break/></text:span><text:span text:style-name="T27">Ambiance romantique et blanc </text:span></text:h>
                </text:list-item>
              </text:list>
            </text:list-item>
          </text:list>
        </text:list-item>
      </text:list>
      <text:p text:style-name="P1">Descriptif de la chambre :<text:line-break/>Équipée d’un grand lit et d’une couette en plumes d’oies, cette chambre vous accueillera douillettement pendant votre séjour.</text:p>
      <text:p text:style-name="P1">+photos</text:p>
      <text:p text:style-name="P1">Descriptif de la salle de bain :</text:p>
      <text:p text:style-name="P1">La salle de bain cocooning avec grande baignoire sur pied. </text:p>
      <text:p text:style-name="P1"><text:soft-page-break/>+photos</text:p>
      <text:p text:style-name="P1">Descriptif de l’extérieur :</text:p>
      <text:p text:style-name="P1">Située au rez-de-chaussée avec terrasse privative donnant sur le jardin.</text:p>
      <text:p text:style-name="P1">+photos</text:p>
      <text:p text:style-name="P5"/>
      <text:list xml:id="list40379856" text:continue-numbering="true" text:style-name="Outline">
        <text:list-item>
          <text:list>
            <text:list-item>
              <text:list>
                <text:list-item>
                  <text:h text:style-name="Heading_20_3" text:outline-level="3"><text:span text:style-name="Titre_20_3_20_Car"><text:span text:style-name="T25">Chambre K5 (+)</text:span></text:span><text:span text:style-name="T25"><text:line-break/></text:span><text:span text:style-name="T27">Ambiance authentique et couleurs douces</text:span></text:h>
                </text:list-item>
              </text:list>
            </text:list-item>
          </text:list>
        </text:list-item>
      </text:list>
      <text:p text:style-name="P1">Descriptif de la chambre :<text:line-break/>Équipée d’un grand lit et d’une couette en plumes d’oies, cette chambre vous accueillera douillettement pendant votre séjour.</text:p>
      <text:p text:style-name="P1">+photos</text:p>
      <text:p text:style-name="P1">Descriptif de la salle de bain :</text:p>
      <text:p text:style-name="P1">La salle de bain, espace cocooning </text:p>
      <text:p text:style-name="P1">+photos</text:p>
      <text:p text:style-name="P1">Descriptif de l’extérieur :</text:p>
      <text:p text:style-name="P1">Située au premier étage donnant sur la grande cour.</text:p>
      <text:p text:style-name="P1">+photos</text:p>
      <text:p text:style-name="P5"/>
      <text:list xml:id="list40380743" text:continue-numbering="true" text:style-name="Outline">
        <text:list-item>
          <text:list>
            <text:list-item>
              <text:list>
                <text:list-item>
                  <text:h text:style-name="Heading_20_3" text:outline-level="3"><text:span text:style-name="Titre_20_3_20_Car"><text:span text:style-name="T25">Chambre K6 (+)<text:line-break/></text:span></text:span><text:span text:style-name="T27">Style shabby chic, mélange de l’élégance de nos régions et le charme de l’époque victorienne en Angleterre.</text:span></text:h>
                </text:list-item>
              </text:list>
            </text:list-item>
          </text:list>
        </text:list-item>
      </text:list>
      <text:p text:style-name="P3"/>
      <text:p text:style-name="P1">Descriptif de la chambre :<text:line-break/>Équipée d’un grand lit à baldaquin, de couleurs douces et son mobilier patiné cette chambre vous accueillera <text:s/>pour un séjour romantique.</text:p>
      <text:p text:style-name="P1">+photos</text:p>
      <text:p text:style-name="P1">Descriptif de la salle de bain :</text:p>
      <text:p text:style-name="P1">La salle de bain lumineuse , espace cocooning. </text:p>
      <text:p text:style-name="P1">+photos</text:p>
      <text:p text:style-name="P1">Descriptif de l’extérieur :</text:p>
      <text:p text:style-name="P1">Située au premier étage donnant sur la grande cour.</text:p>
      <text:p text:style-name="P1">+photos</text:p>
      <text:p text:style-name="P5"/>
      <text:list xml:id="list40379841" text:continue-numbering="true" text:style-name="Outline">
        <text:list-item>
          <text:list>
            <text:list-item>
              <text:list>
                <text:list-item>
                  <text:h text:style-name="Heading_20_3" text:outline-level="3"><text:span text:style-name="Titre_20_3_20_Car"><text:span text:style-name="T25">Chambre K7 (+)</text:span></text:span><text:span text:style-name="T25"><text:line-break/></text:span><text:span text:style-name="T27">Ambiance « Agatha Christie »</text:span></text:h>
                </text:list-item>
              </text:list>
            </text:list-item>
          </text:list>
        </text:list-item>
      </text:list>
      <text:p text:style-name="P1">Descriptif de la chambre :<text:line-break/>Cette chambre vous plongera dans l’univers de la romancière. La grande bibliothèque est mise à votre disposition mais vous pouvez aussi choisir de lire votre roman directement sur la tablette disponible dans la chambre, parlez-m'en , je vous guiderai.</text:p>
      <text:p text:style-name="P1">+photos</text:p>
      <text:p text:style-name="P1">Descriptif de la salle de bain :</text:p>
      <text:p text:style-name="P1">La salle de bain lumineuse avec une grande douche à l'italienne.</text:p>
      <text:p text:style-name="P1">+photos</text:p>
      <text:p text:style-name="P1">Descriptif de l’extérieur :</text:p>
      <text:p text:style-name="P1">Située dans les combles, une grande terrasse vous permet d’avoir une vue imprenable sur la campagne environnante.</text:p>
      <text:p text:style-name="P1">+photos</text:p>
      <text:p text:style-name="P5"/>
      <text:list xml:id="list40367154" text:continue-numbering="true" text:style-name="Outline">
        <text:list-item>
          <text:list>
            <text:list-item>
              <text:list>
                <text:list-item>
                  <text:h text:style-name="Heading_20_3" text:outline-level="3"><text:soft-page-break/><text:span text:style-name="Titre_20_3_20_Car"><text:span text:style-name="T25">Chambre K8 (+)</text:span></text:span><text:span text:style-name="T25"><text:line-break/></text:span><text:span text:style-name="T27">Ambiance « Sherlock Holmes »</text:span></text:h>
                </text:list-item>
              </text:list>
            </text:list-item>
          </text:list>
        </text:list-item>
      </text:list>
      <text:p text:style-name="P1">Descriptif de la chambre :<text:line-break/>Cette chambre vous plongera dans un univers de machine à <text:s/>vapeur, gadget d’une autre époque, ambiance cuivre et lumière tamisée.</text:p>
      <text:p text:style-name="P1">+photos</text:p>
      <text:p text:style-name="P1">Descriptif de la salle de bain :</text:p>
      <text:p text:style-name="P1">La salle de bain avec douche à l'italienne.</text:p>
      <text:p text:style-name="P1">Descriptif de l’extérieur :</text:p>
      <text:p text:style-name="P1">Située dans les combles, une grande terrasse vous permet d’avoir une vue imprenable sur la campagne environnante.</text:p>
      <text:p text:style-name="P1">+photos</text:p>
      <text:p text:style-name="P5"/>
      <text:p text:style-name="P5"/>
      <text:list xml:id="list40367094" text:continue-numbering="true" text:style-name="Outline">
        <text:list-item>
          <text:list>
            <text:list-item>
              <text:h text:style-name="Heading_20_2" text:outline-level="2">Réservation:</text:h>
            </text:list-item>
          </text:list>
        </text:list-item>
      </text:list>
      <text:p text:style-name="P4">Pour  confirmer une réservation, il est nécessaire de verser 50% du montant du séjour par carte ou virement bancaire.</text:p>
      <text:p text:style-name="Text_20_body"><text:span text:style-name="Titre_20_3_20_Car"><text:span text:style-name="T25">ANNULATION OU MODIFICATION DU SEJOUR</text:span></text:span><text:span text:style-name="T26"><text:line-break/>En cas d’annulation avant le 15ème jour précédant la date prévue de la réservation, les arrhes sont remboursées. </text:span><text:span text:style-name="T25">Pour les annulations et modifications dans les 8 jours précédant la date de la réservation, le montant total du séjour sera facturé.</text:span></text:p>
      <text:p text:style-name="P10">Toute annulation ne sera valable qu’après validation par un e-mail envoyé.</text:p>
      <text:p text:style-name="P10">[Formulaire de réservation]</text:p>
      <text:p text:style-name="P10"/>
      <text:list xml:id="list40357721" text:continue-numbering="true" text:style-name="Outline">
        <text:list-item>
          <text:list>
            <text:list-item>
              <text:h text:style-name="Heading_20_2" text:outline-level="2">Les activités</text:h>
            </text:list-item>
          </text:list>
        </text:list-item>
      </text:list>
      <text:p text:style-name="P10"><text:span text:style-name="T17">On cultive l'art de vivre au naturel.</text:span><text:line-break/><text:span text:style-name="T17">Ici, on prend le temps. Le temps de découvrir...<text:line-break/><text:line-break/></text:span><text:span text:style-name="T22">N’hésitez pas à me faire part de vos envies de découverte pendant votre séjour, notre région recèle des endroits magiques que j'ai hâte de partager.</text:span><text:span text:style-name="T17"><text:line-break/><text:line-break/></text:span></text:p>
      <text:list xml:id="list40376664" text:continue-numbering="true" text:style-name="Outline">
        <text:list-item>
          <text:list>
            <text:list-item>
              <text:list>
                <text:list-item>
                  <text:h text:style-name="Heading_20_3" text:outline-level="3">Circuits :</text:h>
                </text:list-item>
              </text:list>
            </text:list-item>
          </text:list>
        </text:list-item>
      </text:list>
      <text:p text:style-name="P10">des vélos sont à votre dispositions, n’hésitez pas à m'en parler,<text:line-break/>Faites votre <text:s/>circuit à cheval, Gesves est <text:s/>la capitale belge du cheval. </text:p>
      <text:list xml:id="list40378965" text:continue-numbering="true" text:style-name="Outline">
        <text:list-item>
          <text:list>
            <text:list-item>
              <text:list>
                <text:list-item>
                  <text:list>
                    <text:list-item>
                      <text:h text:style-name="P17" text:outline-level="4">Partez à la découverte du patrimoine local (+)</text:h>
                    </text:list-item>
                  </text:list>
                </text:list-item>
              </text:list>
            </text:list-item>
          </text:list>
        </text:list-item>
      </text:list>
      <text:p text:style-name="P10">(télécharger gratuitement les circuits GPS de la région)</text:p>
      <text:p text:style-name="P10">1) <text:span text:style-name="T18">Balade des Longues Haies (Le Roeulx) (+)</text:span></text:p>
      <text:p text:style-name="P8"><text:span text:style-name="T9">Ce circuit Balisé vous promet une agréable découverte des alentours de Mignault. Visite du Village, de la campagne, des fermes environnantes ou encore des bois, la diversité du tracé promet une </text:span><text:span text:style-name="T9">agréable balade.</text:span><text:span text:style-name="T28"><text:line-break/></text:span><text:span text:style-name="T9">Ce circuit vous est proposé par : </text:span><text:a xlink:type="simple" xlink:href="http://www.leroeulxtourisme.be/" office:target-frame-name="blank" xlink:show="replace" text:style-name="Internet_20_link" text:visited-style-name="Visited_20_Internet_20_Link">www.leroeulxtourisme.be</text:a><text:span text:style-name="T28"> </text:span></text:p>
      <text:p text:style-name="P8"><text:a xlink:type="simple" xlink:href="http://www.circuits-de-france.com/exporter_gpx.php?id_circuit=6545&amp;w=472402251699&amp;lang=fr&amp;id_outil=83" text:style-name="Internet_20_link" text:visited-style-name="Visited_20_Internet_20_Link"><text:span text:style-name="T28">télécharger le GPX</text:span></text:a></text:p>
      <text:p text:style-name="P10">13.3Km (picto velo – cheval – marcheur)</text:p>
      <text:p text:style-name="P10"><text:soft-page-break/>2)<text:span text:style-name="T18">Des champs de guerre aux chemins de paix – Circuit du Pays de Bastogne (+)</text:span></text:p>
      <text:p text:style-name="P8"><text:span text:style-name="T9">Ce circuit vous permettra de découvrir, en voiture ou à moto, des régions ardennaises connues pour leur histoire mais qui méritent également qu’on s’y balade pour découvrir leurs paysages verdoyants et leurs villages paisibles.</text:span><text:span text:style-name="T28"><text:line-break/></text:span><text:a xlink:type="simple" xlink:href="http://www.circuits-de-france.com/exporter_gpx.php?id_circuit=33792&amp;w=504300120660&amp;lang=fr&amp;id_outil=83" text:style-name="Internet_20_link" text:visited-style-name="Visited_20_Internet_20_Link">Télécharger le GPX</text:a></text:p>
      <text:p text:style-name="P10">84,5Km (picto moto – voiture)</text:p>
      <text:p text:style-name="P10">3)<text:span text:style-name="T18">Au Pays des Bocages (Herve) (+)</text:span></text:p>
      <text:p text:style-name="P13">Le pays de Herve… voici un pays qui vous met l’eau à la bouche ! Des vallées et des bocages verdoyants, des produits de terroir alléchants et variés, un riche patrimoine historique, des villages parmi les plus beaux de Wallonie…</text:p>
      <text:p text:style-name="P8"><text:a xlink:type="simple" xlink:href="http://www.circuits-de-france.com/exporter_gpx.php?id_circuit=1705&amp;w=462845207475&amp;lang=fr&amp;id_outil=83" text:style-name="Internet_20_link" text:visited-style-name="Visited_20_Internet_20_Link"><text:span text:style-name="T9">Télécharger le GPX</text:span></text:a></text:p>
      <text:p text:style-name="P13">33,3Km (picto vélo)</text:p>
      <text:list xml:id="list40378407" text:continue-numbering="true" text:style-name="Outline">
        <text:list-item>
          <text:list>
            <text:list-item>
              <text:list>
                <text:list-item>
                  <text:h text:style-name="Heading_20_3" text:outline-level="3"><text:span text:style-name="T19">Loisirs </text:span><text:span text:style-name="T17">:</text:span></text:h>
                </text:list-item>
              </text:list>
            </text:list-item>
          </text:list>
        </text:list-item>
      </text:list>
      <text:p text:style-name="P10"><text:span text:style-name="T17">Découvrez un des sites préhistoriques majeurs d'Europe, là où Neandertal et Cro-magnon auraient pu se croiser, là où les principales œuvres d'art préhistorique belges ont été découvertes...</text:span><text:span text:style-name="T17"> <text:line-break/>Ou préférez-vous vous détendre avec quelques visites ?</text:span></text:p>
      <text:list xml:id="list40383305" text:continue-numbering="true" text:style-name="Outline">
        <text:list-item>
          <text:list>
            <text:list-item>
              <text:list>
                <text:list-item>
                  <text:list>
                    <text:list-item>
                      <text:h text:style-name="P17" text:outline-level="4"><text:span text:style-name="T17">Découvrez notre région <text:s/></text:span><text:span text:style-name="T17">(+)</text:span></text:h>
                    </text:list-item>
                  </text:list>
                </text:list-item>
              </text:list>
            </text:list-item>
          </text:list>
        </text:list-item>
      </text:list>
      <text:p text:style-name="P10"><text:span text:style-name="T17">1)</text:span><text:span text:style-name="T18">Goyet la Préhistorique (+)</text:span></text:p>
      <text:p text:style-name="Text_20_body"><text:span text:style-name="T7">Le plaisir d’une longue </text:span><text:span text:style-name="Strong_20_Emphasis"><text:span text:style-name="T8">promenade souterraine</text:span></text:span><text:span text:style-name="T7"> entre stalactites et draperies, dans un ensemble de 5 grottes remarquables.<text:line-break/></text:span><text:a xlink:type="simple" xlink:href="http://www.grottesgoyet.be/" text:style-name="Internet_20_link" text:visited-style-name="Visited_20_Internet_20_Link">http://www.grottesgoyet.be/</text:a></text:p>
      <text:p text:style-name="P12"><text:span text:style-name="T20">2) </text:span><text:span text:style-name="T21">Château de Modave (+)</text:span></text:p>
      <text:list xml:id="list3009215202973201086" text:style-name="L1">
        <text:list-header>
          <text:p text:style-name="P18"><text:span text:style-name="T7">Édifié au moyen age, le château offre une vue exceptionnelle sur la nature environnante constituant une réserve naturelle de 450 hectares. Plus de 25 salles sont disponibles à la visite.<text:line-break/></text:span><text:a xlink:type="simple" xlink:href="http://www.modave-castle.be/" text:style-name="Internet_20_link" text:visited-style-name="Visited_20_Internet_20_Link">http://www.modave-castle.be/</text:a></text:p>
          <text:p text:style-name="P18"><text:span text:style-name="Strong_20_Emphasis"><text:span text:style-name="T7">3) </text:span></text:span><text:span text:style-name="Strong_20_Emphasis"><text:span text:style-name="T8">Parc de récréation Mont Mosan (+)</text:span></text:span><text:span text:style-name="Strong_20_Emphasis"><text:span text:style-name="T7"><text:line-break/>L'endroit idéal pour se détendre en laissant les enfants s'épanouir en toute sécurité grâce à une aire de jeux parmi les plus importantes de la région et enrichie de nouveautés chaque année. Une belle opportunité aussi d'approcher le monde animal avec les spectacles d'otaries, phoques et perroquets.<text:line-break/></text:span></text:span><text:a xlink:type="simple" xlink:href="http://www.montmosan.be/" text:style-name="Internet_20_link" text:visited-style-name="Visited_20_Internet_20_Link"><text:span text:style-name="Strong_20_Emphasis">http://www.montmosan.be/</text:span></text:a></text:p>
        </text:list-header>
      </text:list>
      <text:list xml:id="list40374101" text:continue-list="list40383305" text:style-name="Outline">
        <text:list-item>
          <text:list>
            <text:list-item>
              <text:list>
                <text:list-item>
                  <text:h text:style-name="Heading_20_3" text:outline-level="3"><text:span text:style-name="T5">Gastronomie et terroir </text:span><text:span text:style-name="T3">:</text:span></text:h>
                </text:list-item>
              </text:list>
            </text:list-item>
          </text:list>
        </text:list-item>
      </text:list>
      <text:p text:style-name="Text_20_body"><text:span text:style-name="T3">Bien qu'offrant la possibilité à mes hôtes de d</text:span><text:span text:style-name="T2">écouvrir des recettes uniques composées de produits du terroir</text:span><text:span text:style-name="T3">, il vous est aussi possible de déguster les mets de notre région à d'autres tables. Voici une sélection d'</text:span><text:span text:style-name="T2">environnement champêtre où règne l'esprit de convivialité, plusieurs restaurants à la ferme et restaurants de la région vous attendent !</text:span></text:p>
      <text:p text:style-name="P14"/>
      <text:list xml:id="list40356174" text:continue-numbering="true" text:style-name="Outline">
        <text:list-item>
          <text:list>
            <text:list-item>
              <text:list>
                <text:list-item>
                  <text:list>
                    <text:list-item>
                      <text:h text:style-name="P17" text:outline-level="4"><text:span text:style-name="T17">Dégustez des produits de qualités <text:s/></text:span><text:span text:style-name="T17">(+)</text:span></text:h>
                    </text:list-item>
                  </text:list>
                </text:list-item>
              </text:list>
            </text:list-item>
          </text:list>
        </text:list-item>
      </text:list>
      <text:p text:style-name="Text_20_body"><text:span text:style-name="T10">1)</text:span><text:a xlink:type="simple" xlink:href="http://www.accueilchampetre.be/fr/vanackere#1244-atelier-de-bossime" text:style-name="Internet_20_link" text:visited-style-name="Visited_20_Internet_20_Link"><text:span text:style-name="T11">Atelier de Bossimé</text:span></text:a><text:span text:style-name="T10"> </text:span><text:span text:style-name="T11"><text:s/>(+)</text:span></text:p>
      <text:p text:style-name="Text_20_body"><text:soft-page-break/><text:span text:style-name="T7">C’est à Loyers au cœur de la ferme familiale, au lieu-dit « Bossimé » que Ludovic Vanackere, jeune chef à la notoriété croissante, a décidé d’ouvrir sa Ferme Gourmande® : « L’Atelier de Bossimé ».  <text:line-break/></text:span><text:a xlink:type="simple" xlink:href="http://www.accueilchampetre.be/fr/vanackere#1244-atelier-de-bossime" text:style-name="Internet_20_link" text:visited-style-name="Visited_20_Internet_20_Link">http://www.accueilchampetre.be/fr/vanackere#1244-atelier-de-bossime</text:a></text:p>
      <text:p text:style-name="P11"><text:span text:style-name="T16">2) La pichelotte</text:span><text:span text:style-name="T16">(+)</text:span></text:p>
      <text:p text:style-name="P9"><text:span text:style-name="T24">Dans la cuisine ouverte, père et fils œuvrent<text:line-break/>pour vous concocter une savoureuse cuisine<text:line-break/>française qui fait la part belle aux produits du<text:line-break/>terroir. Les suggestions changent selon le marché<text:line-break/>et des grillades au feu de bois viennent compléter<text:line-break/>une carte bien élaborée</text:span><text:span text:style-name="T23"><text:line-break/></text:span><text:span text:style-name="T15">http://www.lapichelotte.be/</text:span></text:p>
      <text:p text:style-name="Text_20_body"><text:span text:style-name="Strong_20_Emphasis"><text:span text:style-name="T12">3)L'atelier des saveurs, table d'hôtes (+)</text:span></text:span><text:span text:style-name="Strong_20_Emphasis"><text:span text:style-name="T7"><text:line-break/>La table est située dans un endroit calme en pleine campagne. Intimiste et chaleureuse, la cuisine est une combinaison de saveurs et de créativité.<text:line-break/></text:span></text:span><text:a xlink:type="simple" xlink:href="http://www.atelierdessaveurs.be/" text:style-name="Internet_20_link" text:visited-style-name="Visited_20_Internet_20_Link"><text:span text:style-name="Strong_20_Emphasis"><text:span text:style-name="T15">http://www.atelierdessaveurs.be/</text:span></text:span></text:a></text:p>
      <text:p text:style-name="Text_20_body"><text:span text:style-name="Strong_20_Emphasis"><text:span text:style-name="T15"/></text:span></text:p>
      <text:list xml:id="list40355260" text:continue-numbering="true" text:style-name="Outline">
        <text:list-item>
          <text:list>
            <text:list-item>
              <text:list>
                <text:list-item>
                  <text:h text:style-name="Heading_20_3" text:outline-level="3"><text:span text:style-name="Strong_20_Emphasis"><text:span text:style-name="T4">Contact</text:span></text:span></text:h>
                </text:list-item>
              </text:list>
            </text:list-item>
          </text:list>
        </text:list-item>
      </text:list>
      <text:p text:style-name="Text_20_body"><text:span text:style-name="Strong_20_Emphasis"><text:span text:style-name="T6">Maison d'hôtes 8Keys + map google</text:span></text:span></text:p>
      <text:p text:style-name="Text_20_body"><text:span text:style-name="Strong_20_Emphasis"><text:span text:style-name="T6">Annie Versaire</text:span></text:span></text:p>
      <text:p text:style-name="Text_20_body"><text:span text:style-name="Strong_20_Emphasis"><text:span text:style-name="T6">Rue des Carrières 5</text:span></text:span></text:p>
      <text:p text:style-name="Text_20_body"><text:span text:style-name="Strong_20_Emphasis"><text:span text:style-name="T6">B-5340 Gesves </text:span></text:span></text:p>
      <text:p text:style-name="Text_20_body"><text:span text:style-name="Strong_20_Emphasis"><text:span text:style-name="T6">Tél : +32 (0)83 00 00 00</text:span></text:span></text:p>
      <text:p text:style-name="Text_20_body"><text:span text:style-name="Strong_20_Emphasis"><text:span text:style-name="T6">Envoyez moi un courrier électronique ou utilisez le formulaire ci-contre.</text:span></text:span></text:p>
      <text:p text:style-name="Text_20_body"><text:span text:style-name="Strong_20_Emphasis"><text:span text:style-name="T14">Les zones de saisie notées d'une croix (</text:span></text:span><text:span text:style-name="Strong_20_Emphasis"><text:span text:style-name="T14">+) doivent impérativement être remplies.</text:span></text:span><text:span text:style-name="Strong_20_Emphasis"><text:span text:style-name="T6"> </text:span></text:span></text:p>
      <text:p text:style-name="Text_20_body"><text:span text:style-name="Strong_20_Emphasis"><text:span text:style-name="T6">Nom,</text:span></text:span></text:p>
      <text:p text:style-name="Text_20_body"><text:span text:style-name="Strong_20_Emphasis"><text:span text:style-name="T6">Prénom,</text:span></text:span></text:p>
      <text:p text:style-name="Text_20_body"><text:span text:style-name="Strong_20_Emphasis"><text:span text:style-name="T6">Rue, n°, CP,Ville</text:span></text:span></text:p>
      <text:p text:style-name="Text_20_body"><text:span text:style-name="Strong_20_Emphasis"><text:span text:style-name="T6">Téléphone,</text:span></text:span></text:p>
      <text:p text:style-name="Text_20_body"><text:span text:style-name="Strong_20_Emphasis"><text:span text:style-name="T6">E-mail,</text:span></text:span></text:p>
      <text:p text:style-name="Text_20_body"><text:span text:style-name="Strong_20_Emphasis"><text:span text:style-name="T6">Commentaire,</text:span></text:span></text:p>
      <text:p text:style-name="Text_20_body"><text:span text:style-name="Strong_20_Emphasis"><text:span text:style-name="T6">souhaite être tenu(e) informé des événements organisés,</text:span></text:span></text:p>
      <text:p text:style-name="Text_20_body"><text:span text:style-name="Strong_20_Emphasis"><text:span text:style-name="T6">captcha</text:span></text:span></text:p>
      <text:p text:style-name="Text_20_body"><text:span text:style-name="Strong_20_Emphasis"><text:span text:style-name="T6"/></text:span></text:p>
      <text:p text:style-name="Text_20_body"><text:span text:style-name="Strong_20_Emphasis"><text:span text:style-name="T13"/></text:span></text:p>
      <text:p text:style-name="Text_20_body"><text:span text:style-name="Strong_20_Emphasis"><text:span text:style-name="T6"/></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angal1" svg:font-family="Mangal"/>
    <style:font-face style:name="Calibri1" svg:font-family="Calibri" style:font-family-generic="roman" style:font-pitch="variable"/>
    <style:font-face style:name="Cambria" svg:font-family="Cambria" style:font-family-generic="roman" style:font-pitch="variable"/>
    <style:font-face style:name="Times" svg:font-family="Times" style:font-family-generic="roman" style:font-pitch="variable"/>
    <style:font-face style:name="Arial" svg:font-family="Arial" style:font-family-generic="swiss" style:font-pitch="variable"/>
    <style:font-face style:name="Calibri" svg:font-family="Calibri" style:font-family-generic="swiss" style:font-pitch="variable"/>
    <style:font-face style:name="Arial2"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fr" style:country-asian="FR"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Cambria" fo:font-size="12pt" fo:language="fr" fo:country="FR" style:font-name-asian="SimSun" style:font-size-asian="12pt" style:language-asian="fr" style:country-asian="FR" style:font-name-complex="Tahoma"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default-outline-level="1" style:list-style-name="Outline" style:class="text">
      <style:paragraph-properties fo:margin-top="0.176cm" fo:margin-bottom="0.176cm"/>
      <style:text-properties style:font-name="Times" fo:font-size="24pt" fo:font-weight="bold" style:letter-kerning="true" style:font-size-asian="24pt" style:font-weight-asian="bold" style:font-size-complex="24pt" style:font-weight-complex="bold"/>
    </style:style>
    <style:style style:name="Heading_20_2" style:display-name="Heading 2" style:family="paragraph" style:parent-style-name="Standard" style:next-style-name="Text_20_body" style:default-outline-level="2" style:list-style-name="Outline" style:class="text">
      <style:paragraph-properties fo:margin-top="0.353cm" fo:margin-bottom="0cm" fo:keep-together="always" fo:keep-with-next="always"/>
      <style:text-properties fo:color="#4f81bd" style:font-name="Calibri1" fo:font-size="13pt" fo:font-weight="bold" style:font-size-asian="13pt" style:font-weight-asian="bold" style:font-size-complex="13pt" style:font-weight-complex="bold"/>
    </style:style>
    <style:style style:name="Heading_20_3" style:display-name="Heading 3" style:family="paragraph" style:parent-style-name="Standard" style:next-style-name="Text_20_body" style:default-outline-level="3" style:list-style-name="Outline" style:class="text">
      <style:paragraph-properties fo:margin-top="0.353cm" fo:margin-bottom="0cm" fo:keep-together="always" fo:keep-with-next="always"/>
      <style:text-properties fo:color="#4f81bd" style:font-name="Calibri1" fo:font-weight="bold" style:font-weight-asian="bold" style:font-weight-complex="bold"/>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Normal_20__28_Web_29_" style:display-name="Normal (Web)" style:family="paragraph" style:parent-style-name="Standard" style:default-outline-level="" style:list-style-name="">
      <style:paragraph-properties fo:margin-top="0.176cm" fo:margin-bottom="0.176cm"/>
      <style:text-properties style:font-name="Times" fo:font-size="10pt" style:font-size-asian="10pt" style:font-name-complex="Times New Roman" style:font-size-complex="10pt"/>
    </style:style>
    <style:style style:name="No_20_Spacing" style:display-name="No Spacing" style:family="paragraph" style:default-outline-level="" style:list-style-name="">
      <style:paragraph-properties fo:orphans="2" fo:widows="2" style:writing-mode="lr-tb"/>
      <style:text-properties style:use-window-font-color="true"/>
    </style:style>
    <style:style style:name="Heading_20_4" style:display-name="Heading 4" style:family="paragraph" style:parent-style-name="Heading" style:next-style-name="Text_20_body"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apple-converted-space" style:family="text" style:parent-style-name="Default_20_Paragraph_20_Font"/>
    <style:style style:name="Titre_20_1_20_Car" style:display-name="Titre 1 Car" style:family="text" style:parent-style-name="Default_20_Paragraph_20_Font">
      <style:text-properties style:font-name="Times" fo:font-size="24pt" fo:font-weight="bold" style:letter-kerning="true" style:font-size-asian="24pt" style:font-weight-asian="bold" style:font-size-complex="24pt" style:font-weight-complex="bold"/>
    </style:style>
    <style:style style:name="Strong_20_Emphasis" style:display-name="Strong Emphasis" style:family="text" style:parent-style-name="Default_20_Paragraph_20_Font">
      <style:text-properties fo:font-weight="bold" style:font-weight-asian="bold" style:font-weight-complex="bold"/>
    </style:style>
    <style:style style:name="Titre_20_2_20_Car" style:display-name="Titre 2 Car" style:family="text" style:parent-style-name="Default_20_Paragraph_20_Font">
      <style:text-properties fo:color="#4f81bd" style:font-name="Calibri1" fo:font-size="13pt" fo:font-weight="bold" style:font-size-asian="13pt" style:font-weight-asian="bold" style:font-size-complex="13pt" style:font-weight-complex="bold"/>
    </style:style>
    <style:style style:name="Titre_20_3_20_Car" style:display-name="Titre 3 Car" style:family="text" style:parent-style-name="Default_20_Paragraph_20_Font">
      <style:text-properties fo:color="#4f81bd" style:font-name="Calibri1" fo:font-weight="bold" style:font-weight-asian="bold" style:font-weight-complex="bold"/>
    </style:style>
    <style:style style:name="Subtle_20_Reference" style:display-name="Subtle Reference" style:family="text" style:parent-style-name="Default_20_Paragraph_20_Font">
      <style:text-properties fo:font-variant="small-caps" fo:color="#c0504d" style:text-underline-style="solid" style:text-underline-width="auto" style:text-underline-color="font-color"/>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italic" style:family="text" style:parent-style-name="Default_20_Paragraph_20_Font"/>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RALALA</meta:initial-creator>
    <meta:editing-cycles>35</meta:editing-cycles>
    <meta:creation-date>2014-12-18T07:50:00</meta:creation-date>
    <dc:date>2015-01-05T20:20:21.16</dc:date>
    <meta:editing-duration>PT23H28M40S</meta:editing-duration>
    <meta:generator>OpenOffice/4.1.1$Win32 OpenOffice.org_project/411m6$Build-9775</meta:generator>
    <meta:document-statistic meta:table-count="0" meta:image-count="0" meta:object-count="0" meta:page-count="6" meta:paragraph-count="148" meta:word-count="1551" meta:character-count="9854"/>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